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TR4" style:family="table-row">
      <style:table-row-properties style:use-optimal-row-height="false" style:row-height="0.0277in"/>
    </style:style>
    <style:style style:name="C12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TR5" style:family="table-row">
      <style:table-row-properties style:use-optimal-row-height="false" style:row-height="0.3055in"/>
    </style:style>
    <style:style style:name="C1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5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6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7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18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TR8" style:family="table-row">
      <style:table-row-properties style:use-optimal-row-height="false" style:row-height="0.2222in"/>
    </style:style>
    <style:style style:name="C19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0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1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2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24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14 099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2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11 610</text:span></text:p>
          </table:table-cell>
          <table:table-cell table:style-name="C7" table:number-columns-spanned="3">
            <text:p text:style-name="P1"><text:span text:style-name="T0">1 85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19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8 042</text:span></text:p>
          </table:table-cell>
          <table:table-cell table:style-name="C7" table:number-columns-spanned="3">
            <text:p text:style-name="P1"><text:span text:style-name="T0">50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569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0" table:number-columns-spanned="4">
            <text:p text:style-name="P1"><text:span text:style-name="T0">27,43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40,07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 718</text:span></text:p>
          </table:table-cell>
          <table:table-cell table:style-name="C7" table:number-columns-spanned="3">
            <text:p text:style-name="P1"><text:span text:style-name="T0">7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5</text:span></text:p>
          </table:table-cell>
          <table:table-cell table:style-name="C11" table:number-columns-spanned="5">
            <text:p text:style-name="P3"><text:span text:style-name="T0">Autres impôts et tax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4,12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7,37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6 324</text:span></text:p>
          </table:table-cell>
          <table:table-cell table:style-name="C7" table:number-columns-spanned="3">
            <text:p text:style-name="P1"><text:span text:style-name="T0">14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72</text:span></text:p>
          </table:table-cell>
          <table:table-cell table:style-name="C11" table:number-columns-spanned="5">
            <text:p text:style-name="P3"><text:span text:style-name="T0">Dotation globale de fonctionn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0" table:number-columns-spanned="4">
            <text:p text:style-name="P1"><text:span text:style-name="T0">7,71</text:span></text:p>
          </table:table-cell>
          <table:table-cell table:style-name="C10"/>
          <table:table-cell table:style-name="C10"/>
          <table:table-cell table:style-name="C10"/>
          <table:table-cell table:style-name="C10" table:number-columns-spanned="5">
            <text:p text:style-name="P1"><text:span text:style-name="T0">19,20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97 263</text:span></text:p>
          </table:table-cell>
          <table:table-cell table:style-name="C7" table:number-columns-spanned="3">
            <text:p text:style-name="P1"><text:span text:style-name="T0">1 72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296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6 877</text:span></text:p>
          </table:table-cell>
          <table:table-cell table:style-name="C7" table:number-columns-spanned="3">
            <text:p text:style-name="P1"><text:span text:style-name="T0">761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61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44,04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1,0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3 767</text:span></text:p>
          </table:table-cell>
          <table:table-cell table:style-name="C7" table:number-columns-spanned="3">
            <text:p text:style-name="P1"><text:span text:style-name="T0">29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54</text:span></text:p>
          </table:table-cell>
          <table:table-cell table:style-name="C11" table:number-columns-spanned="5">
            <text:p text:style-name="P3"><text:span text:style-name="T0">Achats et charges extern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7,1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6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941</text:span></text:p>
          </table:table-cell>
          <table:table-cell table:style-name="C7" table:number-columns-spanned="3">
            <text:p text:style-name="P1"><text:span text:style-name="T0">3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37</text:span></text:p>
          </table:table-cell>
          <table:table-cell table:style-name="C11" table:number-columns-spanned="5">
            <text:p text:style-name="P3"><text:span text:style-name="T0">Charges financièr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8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 939</text:span></text:p>
          </table:table-cell>
          <table:table-cell table:style-name="C7" table:number-columns-spanned="3">
            <text:p text:style-name="P1"><text:span text:style-name="T0">3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9</text:span></text:p>
          </table:table-cell>
          <table:table-cell table:style-name="C11" table:number-columns-spanned="5">
            <text:p text:style-name="P3"><text:span text:style-name="T0">Contingent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2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2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 148</text:span></text:p>
          </table:table-cell>
          <table:table-cell table:style-name="C7" table:number-columns-spanned="3">
            <text:p text:style-name="P1"><text:span text:style-name="T0">8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66</text:span></text:p>
          </table:table-cell>
          <table:table-cell table:style-name="C11" table:number-columns-spanned="5">
            <text:p text:style-name="P3"><text:span text:style-name="T0">Subventions vers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4,64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2,8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4 347</text:span></text:p>
          </table:table-cell>
          <table:table-cell table:style-name="C9" table:number-columns-spanned="3">
            <text:p text:style-name="P2"><text:span text:style-name="T0">12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3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5">
          <table:table-cell table:style-name="C0"/>
          <table:table-cell table:style-name="C14" table:number-columns-spanned="5">
            <text:p text:style-name="P0"/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83 591</text:span></text:p>
          </table:table-cell>
          <table:table-cell table:style-name="C9" table:number-columns-spanned="3">
            <text:p text:style-name="P2"><text:span text:style-name="T0">73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83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 000</text:span></text:p>
          </table:table-cell>
          <table:table-cell table:style-name="C9" table:number-columns-spanned="3">
            <text:p text:style-name="P2"><text:span text:style-name="T0">5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4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7,1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1,3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3 716</text:span></text:p>
          </table:table-cell>
          <table:table-cell table:style-name="C9" table:number-columns-spanned="3">
            <text:p text:style-name="P2"><text:span text:style-name="T0">12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3</text:span></text:p>
          </table:table-cell>
          <table:table-cell table:style-name="C11" table:number-columns-spanned="5">
            <text:p text:style-name="P3"><text:span text:style-name="T0">Subventions reçu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6,4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9,02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1 481</text:span></text:p>
          </table:table-cell>
          <table:table-cell table:style-name="C9" table:number-columns-spanned="3">
            <text:p text:style-name="P2"><text:span text:style-name="T0">1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2</text:span></text:p>
          </table:table-cell>
          <table:table-cell table:style-name="C11" table:number-columns-spanned="5">
            <text:p text:style-name="P3"><text:span text:style-name="T0">FCTVA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1,7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,4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1" table:number-columns-spanned="5">
            <text:p text:style-name="P3"><text:span text:style-name="T0">Retour de biens affectés, concédé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61 926</text:span></text:p>
          </table:table-cell>
          <table:table-cell table:style-name="C9" table:number-columns-spanned="3">
            <text:p text:style-name="P2"><text:span text:style-name="T0">54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583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33 115</text:span></text:p>
          </table:table-cell>
          <table:table-cell table:style-name="C9" table:number-columns-spanned="3">
            <text:p text:style-name="P2"><text:span text:style-name="T0">29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40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53,47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8,26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21 612</text:span></text:p>
          </table:table-cell>
          <table:table-cell table:style-name="C5" table:number-columns-spanned="3">
            <text:p text:style-name="P2"><text:span text:style-name="T0">189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6</text:span></text:p>
          </table:table-cell>
          <table:table-cell table:style-name="C11" table:number-columns-spanned="5">
            <text:p text:style-name="P3"><text:span text:style-name="T0">Remboursement d'emprunts et dettes assimilé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34,9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8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11" table:number-columns-spanned="5">
            <text:p text:style-name="P3"><text:span text:style-name="T0">Charges à répartir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1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</text:span></text:p>
          </table:table-cell>
          <table:table-cell table:style-name="C11" table:number-columns-spanned="5">
            <text:p text:style-name="P3"><text:span text:style-name="T0">Immobilisations affectées, concédées, ...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2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-21 664</text:span></text:p>
          </table:table-cell>
          <table:table-cell table:style-name="C5" table:number-columns-spanned="3">
            <text:p text:style-name="P2"><text:span text:style-name="T0">-19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0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2">
            <text:p text:style-name="P2"><text:span text:style-name="T0">-21 664</text:span></text:p>
          </table:table-cell>
          <table:table-cell table:style-name="C5" table:number-columns-spanned="3">
            <text:p text:style-name="P2"><text:span text:style-name="T0">-19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-0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2">
            <text:p text:style-name="P2"><text:span text:style-name="T0">36 011</text:span></text:p>
          </table:table-cell>
          <table:table-cell table:style-name="C9" table:number-columns-spanned="3">
            <text:p text:style-name="P2"><text:span text:style-name="T0">31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23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5" table:number-columns-spanned="5">
            <text:p text:style-name="P0"/>
          </table:table-cell>
          <table:table-cell table:style-name="C15"/>
          <table:table-cell table:style-name="C15"/>
          <table:table-cell table:style-name="C15"/>
          <table:table-cell table:style-name="C15"/>
          <table:table-cell table:style-name="C16" table:number-columns-spanned="5">
            <text:p text:style-name="P1"><text:span text:style-name="T1">AUTOFINANCEMENT</text:span></text:p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17" table:number-columns-spanned="9">
            <text:p text:style-name="P2"><text:span text:style-name="T2">en % des produits CAF</text:span></text:p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1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44 487</text:span></text:p>
          </table:table-cell>
          <table:table-cell table:style-name="C10" table:number-columns-spanned="3">
            <text:p text:style-name="P1"><text:span text:style-name="T0">390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221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1,02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5,5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29 103</text:span></text:p>
          </table:table-cell>
          <table:table-cell table:style-name="C10" table:number-columns-spanned="3">
            <text:p text:style-name="P1"><text:span text:style-name="T0">255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84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3,75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3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7 491</text:span></text:p>
          </table:table-cell>
          <table:table-cell table:style-name="C10" table:number-columns-spanned="3">
            <text:p text:style-name="P1"><text:span text:style-name="T0">66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69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3,54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4,8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8" table:number-columns-spanned="5">
            <text:p text:style-name="P1"/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0" table:number-columns-spanned="5">
            <text:p text:style-name="P1"><text:span text:style-name="T1">ENDETTEMENT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 table:number-columns-spanned="9">
            <text:p text:style-name="P1"><text:span text:style-name="T2">en % des produits CAF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90 683</text:span></text:p>
          </table:table-cell>
          <table:table-cell table:style-name="C10" table:number-columns-spanned="3">
            <text:p text:style-name="P1"><text:span text:style-name="T0">795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 084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42,85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76,3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8">
            <text:p text:style-name="P1"><text:span text:style-name="T0">24 962</text:span></text:p>
          </table:table-cell>
          <table:table-cell table:style-name="C10" table:number-columns-spanned="3">
            <text:p text:style-name="P1"><text:span text:style-name="T0">219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148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1,8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0,4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8">
            <text:p text:style-name="P1"><text:span text:style-name="T0">37 968</text:span></text:p>
          </table:table-cell>
          <table:table-cell table:style-name="C10" table:number-columns-spanned="3">
            <text:p text:style-name="P1"><text:span text:style-name="T0">333</text:span></text:p>
          </table:table-cell>
          <table:table-cell table:style-name="C10"/>
          <table:table-cell table:style-name="C10"/>
          <table:table-cell table:style-name="C10">
            <text:p text:style-name="P1"><text:span text:style-name="T0">55</text:span></text:p>
          </table:table-cell>
          <table:table-cell table:style-name="C19" table:number-columns-spanned="5">
            <text:p text:style-name="P1"><text:span text:style-name="T1">FONDS DE ROULEMENT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0" table:number-columns-spanned="19">
            <text:p text:style-name="P1"><text:span text:style-name="T1">ELEMENTS DE FISCALITE DIRECTE LOCALE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20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1" table:number-columns-spanned="5">
            <text:p text:style-name="P2"><text:span text:style-name="T3">Bases nettes imposées au profit de la commune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5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78 015</text:span></text:p>
          </table:table-cell>
          <table:table-cell table:style-name="C22" table:number-columns-spanned="3">
            <text:p text:style-name="P1"><text:span text:style-name="T0">2 437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265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2">
            <text:p text:style-name="P1"><text:span text:style-name="T0">60 018</text:span></text:p>
          </table:table-cell>
          <table:table-cell table:style-name="C7"/>
          <table:table-cell table:style-name="C7" table:number-columns-spanned="4">
            <text:p text:style-name="P1"><text:span text:style-name="T0">526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22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344 955</text:span></text:p>
          </table:table-cell>
          <table:table-cell table:style-name="C22" table:number-columns-spanned="3">
            <text:p text:style-name="P1"><text:span text:style-name="T0">3 023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 287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 543</text:span></text:p>
          </table:table-cell>
          <table:table-cell table:style-name="C22" table:number-columns-spanned="3">
            <text:p text:style-name="P1"><text:span text:style-name="T0">14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4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9 526</text:span></text:p>
          </table:table-cell>
          <table:table-cell table:style-name="C22" table:number-columns-spanned="3">
            <text:p text:style-name="P1"><text:span text:style-name="T0">259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266</text:span></text:p>
          </table:table-cell>
          <table:table-cell table:style-name="C23" table:number-columns-spanned="2">
            <text:p text:style-name="P3"><text:span text:style-name="T4">Taxe d'habitation (y compris THLV)</text:span></text:p>
          </table:table-cell>
          <table:table-cell table:style-name="C23"/>
          <table:table-cell table:style-name="C7" table:number-columns-spanned="5">
            <text:p text:style-name="P1"><text:span text:style-name="T0">10,62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1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25 389</text:span></text:p>
          </table:table-cell>
          <table:table-cell table:style-name="C22" table:number-columns-spanned="3">
            <text:p text:style-name="P1"><text:span text:style-name="T0">223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297</text:span></text:p>
          </table:table-cell>
          <table:table-cell table:style-name="C23" table:number-columns-spanned="2">
            <text:p text:style-name="P3"><text:span text:style-name="T4">Taxe foncière sur les propriétés bâties</text:span></text:p>
          </table:table-cell>
          <table:table-cell table:style-name="C23"/>
          <table:table-cell table:style-name="C7" table:number-columns-spanned="5">
            <text:p text:style-name="P1"><text:span text:style-name="T0">7,36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0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142</text:span></text:p>
          </table:table-cell>
          <table:table-cell table:style-name="C22" table:number-columns-spanned="3">
            <text:p text:style-name="P1"><text:span text:style-name="T0">1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1</text:span></text:p>
          </table:table-cell>
          <table:table-cell table:style-name="C23" table:number-columns-spanned="2">
            <text:p text:style-name="P3"><text:span text:style-name="T4">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9,2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5,3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foncière des entreprises</text:span></text:p>
          </table:table-cell>
          <table:table-cell table:style-name="C23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2" table:number-columns-spanned="5">
            <text:p text:style-name="P1"><text:span text:style-name="T1">Produits des impôts de répartition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4" table:number-columns-spanned="2">
            <text:p text:style-name="P1"><text:span text:style-name="T0">Taxe</text:span></text:p>
          </table:table-cell>
          <table:table-cell table:style-name="C24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Cotisation sur la valeur ajoutée des entrepris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Imposition forfaitaire sur les entreprises de réseau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2">
            <text:p text:style-name="P1"><text:span text:style-name="T0">0</text:span></text:p>
          </table:table-cell>
          <table:table-cell table:style-name="C22" table:number-columns-spanned="3">
            <text:p text:style-name="P1"><text:span text:style-name="T0">0</text:span></text:p>
          </table:table-cell>
          <table:table-cell table:style-name="C22"/>
          <table:table-cell table:style-name="C22"/>
          <table:table-cell table:style-name="C22">
            <text:p text:style-name="P1"><text:span text:style-name="T0">0</text:span></text:p>
          </table:table-cell>
          <table:table-cell table:style-name="C23" table:number-columns-spanned="2">
            <text:p text:style-name="P3"><text:span text:style-name="T4">Taxe sur les surfaces commerciales</text:span></text:p>
          </table:table-cell>
          <table:table-cell table:style-name="C23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5">
            <text:p text:style-name="P4"><text:span text:style-name="T0">1</text:span></text:p>
          </table:table-cell>
          <table:table-cell table:style-name="C25">
            <text:p text:style-name="P4"><text:span text:style-name="T0">/</text:span></text:p>
          </table:table-cell>
          <table:table-cell table:style-name="C25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4.3889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